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4.07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4.456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3.948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4.837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83cm" fo:min-width="2.057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4.983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5.8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1.27cm" svg:x="8.239cm" svg:y="1.127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1.27cm" svg:x="8.112cm" svg:y="3.413cm">
          <text:p text:style-name="P1">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72cm" svg:height="1.27cm" svg:x="14.97cm" svg:y="3.413cm">
          <text:p text:style-name="P1">Cust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461cm" svg:height="1.27cm" svg:x="1.635cm" svg:y="3.54cm">
          <text:p text:style-name="P1">Suppl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667cm" svg:height="1.143cm" svg:x="9.509cm" svg:y="5.699cm">
          <text:p text:style-name="P1">U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607cm" svg:height="1.27cm" svg:x="1.743cm" svg:y="5.826cm">
          <text:p text:style-name="P1">Purchase_invo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607cm" svg:height="1.27cm" svg:x="14.208cm" svg:y="5.572cm">
          <text:p text:style-name="P1">sales_invo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607cm" svg:height="1.27cm" svg:x="1.635cm" svg:y="8.747cm">
          <text:p text:style-name="P1">purch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6.496cm" svg:height="1.27cm" svg:x="1.489cm" svg:y="10.779cm">
          <text:p text:style-name="P1">purchase_pay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6.496cm" svg:height="1.27cm" svg:x="13.3cm" svg:y="10.652cm">
          <text:p text:style-name="P1">sales_pay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607cm" svg:height="1.27cm" svg:x="14.208cm" svg:y="8.747cm">
          <text:p text:style-name="P1">sa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607cm" svg:height="1.27cm" svg:x="7.712cm" svg:y="14.335cm">
          <text:p text:style-name="P1">payment_metho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607cm" svg:height="1.27cm" svg:x="1.616cm" svg:y="16.494cm">
          <text:p text:style-name="P1">purchase_retu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607cm" svg:height="1.27cm" svg:x="13.446cm" svg:y="16.621cm">
          <text:p text:style-name="P1">sales_retu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7:54:08.127840286</meta:creation-date>
    <dc:date>2022-05-10T18:11:09.511411317</dc:date>
    <meta:editing-duration>PT6M51S</meta:editing-duration>
    <meta:editing-cycles>1</meta:editing-cycles>
    <meta:document-statistic meta:object-count="14"/>
    <meta:generator>LibreOffice/6.4.7.2$Linux_X86_64 LibreOffice_project/40$Build-2</meta:generator>
  </office:meta>
</office:document-meta>
</file>